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Verdana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Verdana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Verdana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Verdana"/>
    </style:style>
    <style:style style:name="P9" style:family="paragraph" style:parent-style-name="Standard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Verdana" fo:font-weight="normal" style:font-weight-asian="normal" style:font-weight-complex="normal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Verdana" fo:font-weight="bol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Verdan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Verdana"/>
    </style:style>
    <style:style style:name="T5" style:family="text">
      <style:text-properties style:font-name="Verdana"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Kaflog</text:span> – wydajność</text:p>
      <text:p text:style-name="P1"/>
      <text:p text:style-name="P1">W celu zbadanie wydajności systemu, przeprowadzono następujące testy:</text:p>
      <text:list xml:id="list10430987161" text:style-name="L1">
        <text:list-item>
          <text:list>
            <text:list-item>
              <text:list>
                <text:list-item>
                  <text:p text:style-name="P6">Czas pobierania logów z brokera i zapisywania ich do HDFS, w zależności od ilości logów i ilości partycji (parametr brokera - <text:span text:style-name="T2">num.partitions</text:span>), do których zapisywane były logi</text:p>
                </text:list-item>
                <text:list-item>
                  <text:p text:style-name="P6">Czas generowania widoków specyficznych dla systemu przy użyciu <text:span text:style-name="T1">Apache</text:span> <text:span text:style-name="T1">Hive</text:span>.</text:p>
                </text:list-item>
              </text:list>
            </text:list-item>
          </text:list>
        </text:list-item>
      </text:list>
      <text:p text:style-name="P1"/>
      <text:p text:style-name="P1">Testy przeprowadzane były na wirtualnym środowisku zestawionym przy użyciu narzędzia <text:span text:style-name="T1">Vagrant</text:span><text:span text:style-name="T3">, na maszynie fizycznej o następujących parametrach:</text:span></text:p>
      <text:p text:style-name="P3">Lenovo Y580</text:p>
      <text:p text:style-name="P4"><text:span text:style-name="T5">CPU: Intel </text:span><text:span text:style-name="T4">i5-3230M</text:span></text:p>
      <text:p text:style-name="P3">RAM: 16GB </text:p>
      <text:p text:style-name="P3">HDD: 1TB, 5600 obr/s </text:p>
      <text:p text:style-name="P3"/>
      <text:p text:style-name="P3">Środowisko składało się z następujących maszyn:</text:p>
      <text:p text:style-name="P3">cloudera-master: 5GB RAM</text:p>
      <text:list xml:id="list624980520" text:style-name="L2">
        <text:list-item>
          <text:list>
            <text:list-item>
              <text:p text:style-name="P7"><text:span text:style-name="T3">instalacja klastra </text:span><text:span text:style-name="T1">Cloudery</text:span></text:p>
            </text:list-item>
            <text:list-item>
              <text:p text:style-name="P10">umiejscowienie broker'a</text:p>
              <text:p text:style-name="P10"/>
            </text:list-item>
          </text:list>
        </text:list-item>
      </text:list>
      <text:p text:style-name="P3">cloudera-slave1: 2GB RAM</text:p>
      <text:list xml:id="list1872487923" text:style-name="L3">
        <text:list-item>
          <text:list>
            <text:list-item>
              <text:p text:style-name="P11">HDFS data node</text:p>
            </text:list-item>
            <text:list-item>
              <text:p text:style-name="P8"><text:span text:style-name="T3">dodatkowa instancja </text:span><text:span text:style-name="T1">Zookeper'a</text:span></text:p>
              <text:p text:style-name="P14"/>
            </text:list-item>
          </text:list>
        </text:list-item>
      </text:list>
      <text:p text:style-name="P3">kafka-node1: 2GB RAM</text:p>
      <text:list xml:id="list145385645" text:style-name="L4">
        <text:list-item>
          <text:list>
            <text:list-item>
              <text:p text:style-name="P12">producent logów</text:p>
              <text:p text:style-name="P12"/>
            </text:list-item>
          </text:list>
        </text:list-item>
      </text:list>
      <text:p text:style-name="P1"/>
      <text:p text:style-name="P1"/>
      <text:p text:style-name="P1">Poniższe wykresy prezentują wyniki otrzymane w wymienionych testach:</text:p>
      <text:p text:style-name="P1"/>
      <text:p text:style-name="P1"/>
      <text:p text:style-name="P1"><draw:frame draw:style-name="fr2" draw:name="Obiekt1" text:anchor-type="paragraph" svg:width="15.039cm" svg:height="8.46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><text:soft-page-break/></text:p>
      <text:p text:style-name="P1"><draw:frame draw:style-name="fr1" draw:name="Obiekt2" text:anchor-type="paragraph" svg:width="16cm" svg:height="8.99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5"><text:span text:style-name="T1">Propozycje optymalizacji środowiska</text:span></text:p>
      <text:p text:style-name="P3"/>
      <text:list xml:id="list1043105816" text:style-name="L5">
        <text:list-item>
          <text:list>
            <text:list-item>
              <text:p text:style-name="P13">rozproszenie systemu na fizycznej topologii</text:p>
            </text:list-item>
            <text:list-item>
              <text:p text:style-name="P13">umieszczenie kilku instancji brokerów na osobnych maszynach</text:p>
            </text:list-item>
            <text:list-item>
              <text:p text:style-name="P13">rozproszenie HDFS'a na co najmniej 3 maszyny fizyczne</text:p>
            </text:list-item>
            <text:list-item>
              <text:p text:style-name="P13">dodanie kolejnych instancji Zookepera</text:p>
            </text:list-item>
            <text:list-item>
              <text:p text:style-name="P13">regulacja parametrów brokera: </text:p>
              <text:list>
                <text:list-item>
                  <text:p text:style-name="P13">ilość partycji </text:p>
                </text:list-item>
                <text:list-item>
                  <text:p text:style-name="P13">ilość wątków obsługujących połączenia sieciowe i operacje I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Opioła</meta:initial-creator>
    <meta:creation-date>2014-06-05T13:58:34</meta:creation-date>
    <dc:date>2014-06-09T15:07:12</dc:date>
    <dc:creator>Łukasz Opioła</dc:creator>
    <meta:editing-duration>PT3H45M48S</meta:editing-duration>
    <meta:editing-cycles>7</meta:editing-cycles>
    <meta:generator>LibreOffice/3.5$Linux_X86_64 LibreOffice_project/350m1$Build-2</meta:generator>
    <meta:document-statistic meta:table-count="0" meta:image-count="0" meta:object-count="2" meta:page-count="2" meta:paragraph-count="27" meta:word-count="166" meta:character-count="1181" meta:non-whitespace-character-count="10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38cm" svg:height="8.459cm" xlink:href="." xlink:type="simple" chart:class="chart:line" chart:style-name="ch1">
        <chart:title svg:x="4.195cm" svg:y="0.305cm" chart:style-name="ch2">
          <text:p>Czas pobierania logów z brokera</text:p>
        </chart:title>
        <chart:subtitle svg:x="5.359cm" svg:y="1.253cm" chart:style-name="ch3">
          <text:p>Dla różnych ilości logów
i ilości partycji</text:p>
        </chart:subtitle>
        <chart:legend chart:legend-position="end" svg:x="10.995cm" svg:y="3.681cm" style:legend-expansion="high" chart:style-name="ch4"/>
        <chart:plot-area chart:style-name="ch5" chart:data-source-has-labels="both" svg:x="1.311cm" svg:y="2.724cm" svg:width="9.084cm" svg:height="4.585cm">
          <chartooo:coordinate-region svg:x="1.932cm" svg:y="2.923cm" svg:width="7.906cm" svg:height="3.739cm"/>
          <chart:axis chart:dimension="x" chart:name="primary-x" chart:style-name="ch6" chartooo:axis-type="auto">
            <chartooo:date-scale/>
            <chart:title svg:x="4.341cm" svg:y="7.478cm" chart:style-name="ch7">
              <text:p>pobrana ilość logów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602cm" chart:style-name="ch8">
              <text:p>czas [s]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consumer, 1 part.</text:p>
              </table:table-cell>
              <table:table-cell office:value-type="float" office:value="15.546">
                <text:p>15.546</text:p>
              </table:table-cell>
              <table:table-cell office:value-type="float" office:value="17.412">
                <text:p>17.412</text:p>
              </table:table-cell>
              <table:table-cell office:value-type="float" office:value="21.207">
                <text:p>21.207</text:p>
              </table:table-cell>
              <table:table-cell office:value-type="float" office:value="26.292">
                <text:p>26.292</text:p>
              </table:table-cell>
              <table:table-cell office:value-type="float" office:value="46.904">
                <text:p>46.904</text:p>
              </table:table-cell>
            </table:table-row>
            <table:table-row>
              <table:table-cell office:value-type="string">
                <text:p>consumer, 2 part.</text:p>
              </table:table-cell>
              <table:table-cell office:value-type="float" office:value="16.809">
                <text:p>16.809</text:p>
              </table:table-cell>
              <table:table-cell office:value-type="float" office:value="19.894">
                <text:p>19.894</text:p>
              </table:table-cell>
              <table:table-cell office:value-type="float" office:value="23.24">
                <text:p>23.24</text:p>
              </table:table-cell>
              <table:table-cell office:value-type="float" office:value="27.24">
                <text:p>27.24</text:p>
              </table:table-cell>
              <table:table-cell office:value-type="float" office:value="53.551">
                <text:p>53.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177cm" svg:y="0.315cm" chart:style-name="ch2">
          <text:p>Czas generowania widoków</text:p>
        </chart:title>
        <chart:subtitle svg:x="5.839cm" svg:y="1.273cm" chart:style-name="ch3">
          <text:p>Dla różnych ilości logów</text:p>
        </chart:subtitle>
        <chart:legend chart:legend-position="end" svg:x="11.903cm" svg:y="4.2cm" style:legend-expansion="high" chart:style-name="ch4"/>
        <chart:plot-area chart:style-name="ch5" chart:data-source-has-labels="both" svg:x="1.33cm" svg:y="2.314cm" svg:width="9.935cm" svg:height="5.525cm">
          <chartooo:coordinate-region svg:x="2.137cm" svg:y="2.513cm" svg:width="8.571cm" svg:height="4.679cm"/>
          <chart:axis chart:dimension="x" chart:name="primary-x" chart:style-name="ch6" chartooo:axis-type="auto">
            <chartooo:date-scale/>
            <chart:title svg:x="4.414cm" svg:y="8.018cm" chart:style-name="ch7">
              <text:p>przetworzona ilość logów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662cm" chart:style-name="ch8">
              <text:p>czas [s]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20000">
                <text:p>2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hive_view_creator</text:p>
              </table:table-cell>
              <table:table-cell office:value-type="float" office:value="168">
                <text:p>168</text:p>
              </table:table-cell>
              <table:table-cell office:value-type="float" office:value="174">
                <text:p>174</text:p>
              </table:table-cell>
              <table:table-cell office:value-type="float" office:value="180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208">
                <text:p>2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